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 style:list-style-name="L4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P6" style:family="paragraph">
      <style:paragraph-properties fo:margin-left="1.2cm" fo:margin-right="0cm" fo:text-indent="-0.9cm"/>
      <style:text-properties fo:color="#ffffff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3.6cm" fo:margin-right="0cm" text:enable-numbering="false" fo:text-indent="-0.6cm"/>
    </style:style>
    <style:style style:name="P10" style:family="paragraph">
      <style:paragraph-properties fo:margin-left="4.8cm" fo:margin-right="0cm" text:enable-numbering="false" fo:text-indent="-0.6cm"/>
    </style:style>
    <style:style style:name="P11" style:family="paragraph">
      <style:paragraph-properties fo:margin-left="1.2cm" fo:margin-right="0cm" text:enable-numbering="false" fo:text-indent="-0.9cm"/>
      <style:text-properties fo:color="#ccccff" fo:font-size="20pt" fo:font-weight="bold"/>
    </style:style>
    <style:style style:name="P12" style:family="paragraph">
      <style:paragraph-properties fo:margin-left="3.6cm" fo:margin-right="0cm" text:enable-numbering="false" fo:text-indent="-0.6cm"/>
      <style:text-properties fo:font-size="22pt" fo:font-weight="bold"/>
    </style:style>
    <style:style style:name="T1" style:family="text">
      <style:text-properties fo:color="#ffff00"/>
    </style:style>
    <style:style style:name="T2" style:family="text">
      <style:text-properties fo:color="#ccccff"/>
    </style:style>
    <style:style style:name="T3" style:family="text">
      <style:text-properties fo:color="#ffffff"/>
    </style:style>
    <style:style style:name="T4" style:family="text">
      <style:text-properties fo:color="#23ff23"/>
    </style:style>
    <style:style style:name="T5" style:family="text">
      <style:text-properties fo:color="#23ff23" fo:font-size="22pt"/>
    </style:style>
    <style:style style:name="T6" style:family="text">
      <style:text-properties fo:color="#23ff23" fo:font-size="20pt" fo:font-weight="bold"/>
    </style:style>
    <style:style style:name="T7" style:family="text">
      <style:text-properties fo:color="#ffffff" fo:font-size="20pt" fo:font-weight="bold"/>
    </style:style>
    <style:style style:name="T8" style:family="text">
      <style:text-properties fo:color="#ccccff" fo:font-size="20pt" fo:font-weight="bold"/>
    </style:style>
    <style:style style:name="T9" style:family="text">
      <style:text-properties fo:color="#ff8080" fo:font-size="20pt" fo:font-weight="bold"/>
    </style:style>
    <style:style style:name="T10" style:family="text">
      <style:text-properties fo:color="#ff6633" fo:font-size="20pt" fo:font-weight="bold"/>
    </style:style>
    <style:style style:name="T11" style:family="text">
      <style:text-properties fo:color="#00ffff" fo:font-size="20pt" fo:font-weight="bold"/>
    </style:style>
    <style:style style:name="T12" style:family="text">
      <style:text-properties fo:color="#ffff00" fo:font-size="20pt" fo:font-weight="bold"/>
    </style:style>
    <style:style style:name="T13" style:family="text">
      <style:text-properties fo:color="#ff6633" fo:font-size="22pt" fo:font-weight="bold"/>
    </style:style>
    <style:style style:name="T14" style:family="text">
      <style:text-properties fo:color="#ccccff" fo:font-size="22pt" fo:font-weight="bold"/>
    </style:style>
    <style:style style:name="T15" style:family="text">
      <style:text-properties fo:color="#00ffff" fo:font-size="22pt" fo:font-weight="bold"/>
    </style:style>
    <style:style style:name="T16" style:family="text">
      <style:text-properties fo:color="#23ff23" fo:font-size="22pt" fo:font-weight="bold"/>
    </style:style>
    <style:style style:name="T17" style:family="text">
      <style:text-properties fo:color="#ff8080" fo:font-size="22pt" fo:font-weight="bold"/>
    </style:style>
    <style:style style:name="T18" style:family="text">
      <style:text-properties fo:color="#ffffff" fo:font-size="22pt" fo:font-weight="bold"/>
    </style:style>
    <style:style style:name="T19" style:family="text">
      <style:text-properties fo:color="#ccccff" fo:font-size="24pt"/>
    </style:style>
    <style:style style:name="T20" style:family="text">
      <style:text-properties fo:color="#23ff23" fo:font-weight="bold"/>
    </style:style>
    <style:style style:name="T21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2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3" style:family="text">
      <style:text-properties fo:color="#23ff23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4" style:family="text">
      <style:text-properties fo:color="#ccccff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5" style:family="text">
      <style:text-properties fo:color="#e6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4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pseudorandom</presentation:footer-decl>
      <presentation:footer-decl presentation:name="ftr2">CMPTxxxx</presentation:footer-decl>
      <presentation:date-time-decl presentation:name="dtd1" presentation:source="fixed">17 Oct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§7.7-7.8: Pseudo-Random Numbers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17 Oct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from §7.0-7.6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Strings</text:span>: manipulating text</text:p>
              </text:list-item>
            </text:list>
            <text:list text:style-name="L3">
              <text:list-item>
                <text:list>
                  <text:list-item>
                    <text:p text:style-name="P4">Null-<text:span text:style-name="T1">terminated</text:span> strings</text:p>
                  </text:list-item>
                </text:list>
              </text:list-item>
            </text:list>
            <text:list text:style-name="L3">
              <text:list-item>
                <text:p text:style-name="P3">Application: <text:span text:style-name="T1">cryptography</text:span> (substitution cipher)</text:p>
              </text:list-item>
            </text:list>
            <text:list text:style-name="L3">
              <text:list-item>
                <text:list>
                  <text:list-item>
                    <text:p text:style-name="P4">Creating a <text:span text:style-name="T1">library</text:span> for cryptograph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ublic</text:span> interfa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ibrary-internal <text:span text:style-name="T1">helper</text:span> function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hat's on for today (§7.7, §8.0-8.3)</text:p>
          </draw:text-box>
        </draw:frame>
        <draw:frame presentation:style-name="pr5" draw:text-style-name="P6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§7.7</text:span><text:span text:style-name="T3">: Application: </text:span><text:span text:style-name="T1">pseudo-random</text:span><text:span text:style-name="T3"> number generator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Accessing </text:span><text:span text:style-name="T1">global</text:span><text:span text:style-name="T3"> variab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Assessing randomnes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Application: Random number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A <text:span text:style-name="T1">random</text:span> number (from a <text:span text:style-name="T4">uniform</text:span> distribution) is chosen such that every number within the range is <text:span text:style-name="T1">equally likely</text:span> to be chosen:</text:p>
              </text:list-item>
            </text:list>
            <text:list text:style-name="L3">
              <text:list-item>
                <text:list>
                  <text:list-item>
                    <text:p text:style-name="P4">Uniform distribution on [0..1]</text:p>
                  </text:list-item>
                </text:list>
              </text:list-item>
            </text:list>
            <text:list text:style-name="L3">
              <text:list-item>
                <text:p text:style-name="P3">Making things truly random (high entropy) is very <text:span text:style-name="T1">difficult</text:span>!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Hardware</text:span> random-number generator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Measure <text:span text:style-name="T4">radioactive</text:span> decay of isotop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Brownian</text:span> motion of particles in a suspension (air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oftware</text:span> pseudo-random number generator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Pseudo-random number generator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A <text:span text:style-name="T1">pseudo-random</text:span> number generator applies some <text:span text:style-name="T1">math</text:span> operations to the last number generated to get the next number</text:p>
              </text:list-item>
            </text:list>
            <text:list text:style-name="L3">
              <text:list-item>
                <text:list>
                  <text:list-item>
                    <text:p text:style-name="P4">Start with a <text:span text:style-name="T1">seed</text:span> numb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Hopefully it's “<text:span text:style-name="T1">random enough</text:span>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But really it's completely <text:span text:style-name="T1">deterministic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If we start again with the same seed, we'll always get the <text:span text:style-name="T1">same</text:span> sequence of “random” number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e.g., seed=<text:span text:style-name="T2">0.10</text:span>: generates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0.72, 0.23, 0.19, 0.93, 0.54, 0.77, 0.11, ...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DEF: pseudo-random num library</text:p>
          </draw:text-box>
        </draw:frame>
        <draw:frame presentation:style-name="pr5" draw:text-style-name="P8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8">We only need one public procedure: <text:span text:style-name="T2">Random</text:span>()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def </text:span><text:span text:style-name="T1">random</text:span><text:span text:style-name="T2"> (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5">"""Returns a random float between 0 and 1.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def</text:span><text:span text:style-name="T4"> </text:span><text:span text:style-name="T1">init_seed</text:span><text:span text:style-name="T4"> </text:span><text:span text:style-name="T2">(x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5">"""Initialize the number generator seed.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2">init_seed</text:span><text:span text:style-name="T3"> provides a way for the user to manually set the seed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IMP: pseudo-random num library</text:p>
          </draw:text-box>
        </draw:frame>
        <draw:frame presentation:style-name="pr5" draw:text-style-name="P11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9"><text:span text:style-name="T6">"""Pseudo-random number generator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6">Sean H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6">CMPT14x example 2006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6">"""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7">from math import exp, log, pi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7">seed = 0</text:span><text:span text:style-name="T8"><text:tab/></text:span><text:span text:style-name="T8"><text:tab/></text:span><text:span text:style-name="T8"><text:tab/></text:span><text:span text:style-name="T9"># persistent across calls to random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10">def</text:span><text:span text:style-name="T11"> init_seed</text:span><text:span text:style-name="T6"> </text:span><text:span text:style-name="T7">(x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"""Initialize the number generator seed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Accessor (set) function for seed.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10">global</text:span><text:span text:style-name="T12"> </text:span><text:span text:style-name="T7">seed</text:span><text:span text:style-name="T7"><text:tab/></text:span><text:span text:style-name="T12"><text:tab/></text:span><text:span text:style-name="T12"><text:tab/></text:span><text:span text:style-name="T9"># access global variab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7">seed = x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IMP: pseudorandom.py, cont.</text:p>
          </draw:text-box>
        </draw:frame>
        <draw:frame presentation:style-name="pr7" draw:text-style-name="P12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9"><text:span text:style-name="T13">def</text:span><text:span text:style-name="T14"> </text:span><text:span text:style-name="T15">random</text:span><text:span text:style-name="T14"> ()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16">"""Returns a random float between 0 and 1.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16">global seed</text:span><text:span text:style-name="T16"><text:tab/></text:span><text:span text:style-name="T16"><text:tab/></text:span><text:span text:style-name="T16"><text:tab/></text:span><text:span text:style-name="T17"># access global variab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17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17"># Try to scramble up seed as much as possib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18">seed = seed + pi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18">seed = exp (7.0 * log (seed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17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17"># Only keep the fractional part, in range 0..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18">seed = seed – </text:span><text:span text:style-name="T14">int</text:span><text:span text:style-name="T18"> (seed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13">return</text:span><text:span text:style-name="T18"> se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Online test of PseudoRandom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(demo in Python of PseudoRandomTest)</text:p>
              </text:list-item>
            </text:list>
            <text:list text:style-name="L3">
              <text:list-item>
                <text:p text:style-name="P3"><text:span text:style-name="T19">Library: </text:span><text:span text:style-name="T19"><text:a xlink:href="http://twu.seanho.com/python/pseudorandom.py">http://twu.seanho.com/python/pseudorandom.py</text:a></text:span><text:span text:style-name="T19"><text:line-break/></text:span><text:span text:style-name="T19"/></text:p>
              </text:list-item>
            </text:list>
            <text:list text:style-name="L3">
              <text:list-item>
                <text:p text:style-name="P3"><text:span text:style-name="T1">Evaluating</text:span> “randomness”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Graphical</text:span> evaluations: plot points (x,y) where both coordinates are from Random(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heck for dense <text:span text:style-name="T1">spots</text:span>, sparse spots in 1x1 squa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ython has graphics libraries, but that's beyond the scope of this clas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ython's own pseudorandom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Python has a built-in <text:span text:style-name="T1">pseudorandom </text:span>generator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0">from random import rando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0">random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0">seed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andom float in interval <text:span text:style-name="T1">[0.0, 1.0)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Histogram</text:span> to evaluate randomness</text:p>
              </text:list-item>
            </text:list>
            <text:list text:style-name="L3">
              <text:list-item>
                <text:list>
                  <text:list-item>
                    <text:p text:style-name="P4">Split up interval [0.0, 1.0) into equal-size <text:span text:style-name="T1">bi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enerate a <text:span text:style-name="T1">list</text:span> of random numb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ount</text:span> how many numbers fall in each bi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 item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21">Lab05</text:span><text:span text:style-name="T22"> due</text:span><text:span text:style-name="T23"> tonight</text:span><text:span text:style-name="T22">: ch6 # </text:span><text:span text:style-name="T24">33</text:span><text:span text:style-name="T22"> / </text:span><text:span text:style-name="T24">35</text:span></text:p>
              </text:list-item>
            </text:list>
            <text:list text:style-name="L3">
              <text:list-item>
                <text:p text:style-name="P3"><text:span text:style-name="T21">HW05</text:span><text:span text:style-name="T24"> due</text:span><text:span text:style-name="T23"> Fri</text:span><text:span text:style-name="T24">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4">ch6 # 25 (hint does not apply in Python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4">ch6 # 28 (write a Python program to do this)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2">140 </text:span><text:span text:style-name="T25">Final</text:span><text:span text:style-name="T22"> / 141 midterm next week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3">Wed 24Oct</text:span><text:span text:style-name="T22"> 14:35-15:50 (part 1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3">Thu 25Oct </text:span><text:span text:style-name="T22">13:10-14:15 (part 2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an Ho</meta:initial-creator>
    <meta:creation-date>2006-10-13T17:17:34</meta:creation-date>
    <dc:creator>Sean Ho</dc:creator>
    <dc:date>2007-10-17T16:00:36</dc:date>
    <meta:editing-cycles>19</meta:editing-cycles>
    <meta:editing-duration>P2DT23H34M39S</meta:editing-duration>
    <meta:user-defined meta:name="Info 1"/>
    <meta:user-defined meta:name="Info 2"/>
    <meta:user-defined meta:name="Info 3"/>
    <meta:user-defined meta:name="Info 4"/>
    <meta:document-statistic meta:object-count="201"/>
  </office:meta>
</office:document-meta>
</file>